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DiskCacheAttributes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setShrinkerIntervalSeconds( int shrinkerIntervalSeconds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DBCDiskCacheAttributes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setMaxActive( int max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getDrive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setTestBeforeInsert( boolean testBeforeInse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setTableName(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getShrinkerInterval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getData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setConnectionPoolName( String connectionPoo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setUseDiskShrinker( boolean useDiskShrin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isUseDiskShrin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DBCDiskCacheAttributes.getT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setDatabase( String data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isTestBeforeIns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setDriverClassName( String drive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getConnectionPoo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getMax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Attributes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